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4.8694in" table:align="left"/>
    </style:style>
    <style:style style:name="Table1.A" style:family="table-column">
      <style:table-column-properties style:column-width="1.1819in"/>
    </style:style>
    <style:style style:name="Table1.B" style:family="table-column">
      <style:table-column-properties style:column-width="2.2174in"/>
    </style:style>
    <style:style style:name="Table1.C" style:family="table-column">
      <style:table-column-properties style:column-width="1.4701in"/>
    </style:style>
    <style:style style:name="Table1.A1" style:family="table-cell">
      <style:table-cell-properties style:vertical-align="middle" fo:padding="0.0194in" fo:border="none"/>
    </style:style>
    <style:style style:name="Table2" style:family="table">
      <style:table-properties style:width="1.8063in" table:align="left"/>
    </style:style>
    <style:style style:name="Table2.A" style:family="table-column">
      <style:table-column-properties style:column-width="0.9146in"/>
    </style:style>
    <style:style style:name="Table2.B" style:family="table-column">
      <style:table-column-properties style:column-width="0.8917in"/>
    </style:style>
    <style:style style:name="Table2.A1" style:family="table-cell">
      <style:table-cell-properties style:vertical-align="middle" fo:padding="0.0194in" fo:border="none"/>
    </style:style>
    <style:style style:name="Table3" style:family="table">
      <style:table-properties style:width="0.7806in" table:align="left"/>
    </style:style>
    <style:style style:name="Table3.A" style:family="table-column">
      <style:table-column-properties style:column-width="0.1674in"/>
    </style:style>
    <style:style style:name="Table3.B" style:family="table-column">
      <style:table-column-properties style:column-width="0.6132in"/>
    </style:style>
    <style:style style:name="Table3.A1" style:family="table-cell">
      <style:table-cell-properties style:vertical-align="middle" fo:padding="0.0194in" fo:border="none"/>
    </style:style>
    <style:style style:name="Table4" style:family="table">
      <style:table-properties style:width="2.3625in" table:align="left"/>
    </style:style>
    <style:style style:name="Table4.A" style:family="table-column">
      <style:table-column-properties style:column-width="0.884in"/>
    </style:style>
    <style:style style:name="Table4.B" style:family="table-column">
      <style:table-column-properties style:column-width="0.4736in"/>
    </style:style>
    <style:style style:name="Table4.C" style:family="table-column">
      <style:table-column-properties style:column-width="1.0049in"/>
    </style:style>
    <style:style style:name="Table4.A1" style:family="table-cell">
      <style:table-cell-properties style:vertical-align="middle" fo:padding="0.0194in" fo:border="none"/>
    </style:style>
    <style:style style:name="Table5" style:family="table">
      <style:table-properties style:width="2.3625in" table:align="left"/>
    </style:style>
    <style:style style:name="Table5.A" style:family="table-column">
      <style:table-column-properties style:column-width="0.884in"/>
    </style:style>
    <style:style style:name="Table5.B" style:family="table-column">
      <style:table-column-properties style:column-width="0.4736in"/>
    </style:style>
    <style:style style:name="Table5.C" style:family="table-column">
      <style:table-column-properties style:column-width="1.0049in"/>
    </style:style>
    <style:style style:name="Table5.A1" style:family="table-cell">
      <style:table-cell-properties style:vertical-align="middle" fo:padding="0.0194in" fo:border="none"/>
    </style:style>
    <style:style style:name="Table6" style:family="table">
      <style:table-properties style:width="2.7417in" table:align="left"/>
    </style:style>
    <style:style style:name="Table6.A" style:family="table-column">
      <style:table-column-properties style:column-width="1.2632in"/>
    </style:style>
    <style:style style:name="Table6.B" style:family="table-column">
      <style:table-column-properties style:column-width="0.4736in"/>
    </style:style>
    <style:style style:name="Table6.C" style:family="table-column">
      <style:table-column-properties style:column-width="1.0049in"/>
    </style:style>
    <style:style style:name="Table6.A1" style:family="table-cell">
      <style:table-cell-properties style:vertical-align="middle" fo:padding="0.0194in" fo:border="none"/>
    </style:style>
    <style:style style:name="P1" style:family="paragraph" style:parent-style-name="Preformatted_20_Text">
      <style:paragraph-properties fo:margin-top="0in" fo:margin-bottom="0.1965in" style:contextual-spacing="false"/>
    </style:style>
    <style:style style:name="P2" style:family="paragraph" style:parent-style-name="Preformatted_20_Text">
      <style:paragraph-properties fo:margin-top="0in" fo:margin-bottom="0.0972in" style:contextual-spacing="false" fo:line-height="115%"/>
    </style:style>
    <style:style style:name="P3" style:family="paragraph" style:parent-style-name="Text_20_body" style:list-style-name="L1"/>
    <style:style style:name="P4" style:family="paragraph" style:parent-style-name="Text_20_body" style:list-style-name="L2"/>
    <style:style style:name="P5" style:family="paragraph" style:parent-style-name="Text_20_body" style:list-style-name="L3"/>
    <style:style style:name="P6" style:family="paragraph" style:parent-style-name="Text_20_body" style:list-style-name="L4"/>
    <style:style style:name="P7" style:family="paragraph" style:parent-style-name="Table_20_Contents">
      <style:text-properties fo:font-size="2pt" style:font-size-asian="2pt" style:font-size-complex="2pt"/>
    </style:style>
    <style:style style:name="P8" style:family="paragraph" style:parent-style-name="Text_20_body" style:list-style-name="L5"/>
    <style:style style:name="P9" style:family="paragraph" style:parent-style-name="Text_20_body" style:list-style-name="L6"/>
    <style:style style:name="P10" style:family="paragraph" style:parent-style-name="Text_20_body" style:list-style-name="L7"/>
    <style:style style:name="P11" style:family="paragraph" style:parent-style-name="Text_20_body" style:list-style-name="L8"/>
    <style:style style:name="P12" style:family="paragraph" style:parent-style-name="Text_20_body" style:list-style-name="L9"/>
    <style:style style:name="P13" style:family="paragraph" style:parent-style-name="Text_20_body" style:list-style-name="L10"/>
    <style:style style:name="P14" style:family="paragraph" style:parent-style-name="Text_20_body" style:list-style-name="L11"/>
    <style:style style:name="P15" style:family="paragraph" style:parent-style-name="Text_20_body" style:list-style-name="L12"/>
    <style:style style:name="P16" style:family="paragraph" style:parent-style-name="Text_20_body" style:list-style-name="L13"/>
    <style:style style:name="P17" style:family="paragraph" style:parent-style-name="Text_20_body" style:list-style-name="L14"/>
    <style:style style:name="P18" style:family="paragraph" style:parent-style-name="Text_20_body" style:list-style-name="L15"/>
    <style:style style:name="P19" style:family="paragraph" style:parent-style-name="Text_20_body" style:list-style-name="L16"/>
    <style:style style:name="P20" style:family="paragraph" style:parent-style-name="Text_20_body" style:list-style-name="L17"/>
    <style:style style:name="P21" style:family="paragraph" style:parent-style-name="Text_20_body" style:list-style-name="L18"/>
    <style:style style:name="P22" style:family="paragraph" style:parent-style-name="Text_20_body" style:list-style-name="L19"/>
    <style:style style:name="P23" style:family="paragraph" style:parent-style-name="Text_20_body" style:list-style-name="L20"/>
    <style:style style:name="P24" style:family="paragraph" style:parent-style-name="Text_20_body" style:list-style-name="L21"/>
    <style:style style:name="P25" style:family="paragraph" style:parent-style-name="Text_20_body" style:list-style-name="L22"/>
    <style:style style:name="P26" style:family="paragraph" style:parent-style-name="Text_20_body" style:list-style-name="L23"/>
    <style:style style:name="P27" style:family="paragraph" style:parent-style-name="Text_20_body" style:list-style-name="L24"/>
    <style:style style:name="P28" style:family="paragraph" style:parent-style-name="Text_20_body" style:list-style-name="L25"/>
    <style:style style:name="P29" style:family="paragraph" style:parent-style-name="Text_20_body" style:list-style-name="L26"/>
    <style:style style:name="P30" style:family="paragraph" style:parent-style-name="Text_20_body" style:list-style-name="L27"/>
    <style:style style:name="P31" style:family="paragraph" style:parent-style-name="Text_20_body" style:list-style-name="L28"/>
    <style:style style:name="P32" style:family="paragraph" style:parent-style-name="Text_20_body" style:list-style-name="L29"/>
    <style:style style:name="P33" style:family="paragraph" style:parent-style-name="Text_20_body" style:list-style-name="L30"/>
    <style:style style:name="P34" style:family="paragraph" style:parent-style-name="Text_20_body" style:list-style-name="L31"/>
    <style:style style:name="P35" style:family="paragraph" style:parent-style-name="Text_20_body" style:list-style-name="L32"/>
    <style:style style:name="P36" style:family="paragraph" style:parent-style-name="Text_20_body" style:list-style-name="L33"/>
    <style:style style:name="P37" style:family="paragraph" style:parent-style-name="Text_20_body" style:list-style-name="L34"/>
    <style:style style:name="P38" style:family="paragraph" style:parent-style-name="Text_20_body" style:list-style-name="L35"/>
    <style:style style:name="P39" style:family="paragraph" style:parent-style-name="Text_20_body" style:list-style-name="L36"/>
    <style:style style:name="P40" style:family="paragraph" style:parent-style-name="Text_20_body" style:list-style-name="L37"/>
    <style:style style:name="P41" style:family="paragraph" style:parent-style-name="Text_20_body" style:list-style-name="L38"/>
    <style:style style:name="P42" style:family="paragraph" style:parent-style-name="Text_20_body" style:list-style-name="L39"/>
    <style:style style:name="P43" style:family="paragraph" style:parent-style-name="Text_20_body" style:list-style-name="L40"/>
    <style:style style:name="P44" style:family="paragraph" style:parent-style-name="Text_20_body" style:list-style-name="L41"/>
    <style:style style:name="P45" style:family="paragraph" style:parent-style-name="Text_20_body" style:list-style-name="L42"/>
    <style:style style:name="P46" style:family="paragraph" style:parent-style-name="Text_20_body" style:list-style-name="L43"/>
    <style:style style:name="P47" style:family="paragraph" style:parent-style-name="Text_20_body" style:list-style-name="L44"/>
    <style:style style:name="P48" style:family="paragraph" style:parent-style-name="Text_20_body" style:list-style-name="L45"/>
    <style:style style:name="P49" style:family="paragraph" style:parent-style-name="Text_20_body" style:list-style-name="L46"/>
    <style:style style:name="P50" style:family="paragraph" style:parent-style-name="Text_20_body" style:list-style-name="L47"/>
    <style:style style:name="T1" style:family="text">
      <style:text-properties officeooo:rsid="0015c6f5"/>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13.0 Introduction</text:h>
      <text:p text:style-name="Text_20_body">In this task, you will explore both basic and advanced file permissions. You will display file permissions, set basic permissions (<text:span text:style-name="Variable">read</text:span>, <text:span text:style-name="Variable">write</text:span>, and <text:span text:style-name="Variable">execute</text:span>) and set advanced permissions (<text:span text:style-name="Variable">setuid</text:span>, <text:span text:style-name="Variable">setgid</text:span>, and <text:span text:style-name="Variable">sticky bit</text:span>).</text:p>
      <text:p text:style-name="Text_20_body">In addition, you will display and set the <text:span text:style-name="Variable">umask</text:span> value, which determines the default permissions to place on new files and directories.</text:p>
      <text:h text:style-name="Heading_20_2" text:outline-level="2">13.1 Step 1</text:h>
      <text:p text:style-name="Text_20_body">In order to access or modify a file or directory, the correct <text:span text:style-name="Variable">permissions</text:span> must be set. There are three different permissions that can be placed on a file or directory: <text:span text:style-name="Variable">read</text:span>, <text:span text:style-name="Variable">write</text:span>, and <text:span text:style-name="Variable">execute</text:span>.</text:p>
      <text:p text:style-name="Text_20_body">Execute the following command to list details about the <text:span text:style-name="Source_20_Text">/etc/shadow</text:span> file:</text:p>
      <text:p text:style-name="P1">ls -l /etc/shadow</text:p>
      <text:p text:style-name="Preformatted_20_Text"><text:span text:style-name="Strong_20_Emphasis">sysadmin@localhost:~$</text:span> ls -l /etc/shadow</text:p>
      <text:p text:style-name="P1">-rw-r----- 1 root shadow 968 Apr 17 22:31 /etc/shadow</text:p>
      <text:p text:style-name="Text_20_body">The following is a breakdown of the fields relevant to file and directory permissions:</text:p>
      <text:h text:style-name="Heading_20_3" text:outline-level="3">File Type Field</text:h>
      <text:p text:style-name="P1">-rw-r----- 1 root shadow 968 Apr 17 22:31 /etc/shadow</text:p>
      <text:p text:style-name="Text_20_body">The first character of this output indicates the <text:span text:style-name="Variable">type of a file</text:span>. Recall if the first character is a dash <text:span text:style-name="Source_20_Text">-</text:span> character, as it is in the output above, this is a regular file. If the character was a letter <text:span text:style-name="Source_20_Text">d</text:span>, it would be a directory.</text:p>
      <text:h text:style-name="Heading_20_3" text:outline-level="3">Permissions Field</text:h>
      <text:p text:style-name="P1">-rw-r----- 1 root shadow 968 Apr 17 22:31 /etc/shadow</text:p>
      <text:p text:style-name="Text_20_body">After the file type character, the <text:span text:style-name="Variable">permissions</text:span> are displayed.</text:p>
      <text:h text:style-name="Heading_20_3" text:outline-level="3">User Owner Field</text:h>
      <text:p text:style-name="P1">-rw-r----- 1 root shadow 968 Apr 17 22:31 /etc/shadow</text:p>
      <text:p text:style-name="Text_20_body">After the link count, the file's <text:span text:style-name="Variable">user owner</text:span> is displayed.</text:p>
      <text:h text:style-name="Heading_20_3" text:outline-level="3">Group Owner Field</text:h>
      <text:p text:style-name="P1">-rw-r----- 1 root shadow 968 Apr 17 22:31 /etc/shadow</text:p>
      <text:p text:style-name="Text_20_body">After the user owner field, the file <text:span text:style-name="Variable">group owner</text:span> is displayed.</text:p>
      <text:p text:style-name="Text_20_body">Note that the user owner of the <text:span text:style-name="Source_20_Text">/etc/shadow</text:span> file is the <text:span text:style-name="Source_20_Text">root</text:span> user and that the group owner is the <text:span text:style-name="Source_20_Text">shadow</text:span> group. The user owner has <text:span text:style-name="Variable">read</text:span> and <text:span text:style-name="Variable">write</text:span> permission (<text:span text:style-name="Source_20_Text">rw-</text:span>), the group owner only has the <text:span text:style-name="Variable">read</text:span> permission (<text:span text:style-name="Source_20_Text">r--</text:span>), and regular users have no permissions (<text:span text:style-name="Source_20_Text">---</text:span>).</text:p>
      <text:h text:style-name="Heading_20_2" text:outline-level="2"><text:soft-page-break/><text:span text:style-name="T1">1</text:span>3.2 Step 2</text:h>
      <text:p text:style-name="Text_20_body">Execute the following command to attempt to view the <text:span text:style-name="Source_20_Text">/etc/shadow</text:span> file:</text:p>
      <text:p text:style-name="P1">more /etc/shadow</text:p>
      <text:p text:style-name="Preformatted_20_Text"><text:span text:style-name="Strong_20_Emphasis">sysadmin@localhost:~$</text:span> more /etc/shadow</text:p>
      <text:p text:style-name="P1">more: cannot open /etc/shadow: Permission denied</text:p>
      <text:p text:style-name="Text_20_body">The command failed because only the <text:span text:style-name="Source_20_Text">root</text:span> user and the members of the <text:span text:style-name="Source_20_Text">shadow</text:span> group can view the contents of this file.</text:p>
      <text:h text:style-name="Heading_20_2" text:outline-level="2">13.3 Step 3</text:h>
      <text:p text:style-name="Text_20_body">Execute the following command to switch to the <text:span text:style-name="Source_20_Text">root</text:span> account. When prompted, provide the <text:span text:style-name="Source_20_Text">root</text:span> password <text:span text:style-name="Source_20_Text">netlab123</text:span>:</text:p>
      <text:p text:style-name="P1">su – root</text:p>
      <text:p text:style-name="Preformatted_20_Text"><text:span text:style-name="Strong_20_Emphasis">sysadmin@localhost:~$</text:span> su - root</text:p>
      <text:p text:style-name="Preformatted_20_Text">Password:</text:p>
      <text:p text:style-name="P1"><text:span text:style-name="Strong_20_Emphasis">root@localhost:~#</text:span></text:p>
      <text:h text:style-name="Heading_20_2" text:outline-level="2">13.4 Step 4</text:h>
      <text:p text:style-name="Text_20_body">Create a file in the <text:span text:style-name="Source_20_Text">/srv</text:span> directory by executing the following command:</text:p>
      <text:p text:style-name="P1">echo "learning about permissions" &gt; /srv/lab.txt</text:p>
      <text:p text:style-name="P1"><text:span text:style-name="Strong_20_Emphasis">root@localhost:~#</text:span> echo "learning about permissions" &gt; /srv/lab.txt</text:p>
      <text:h text:style-name="Heading_20_2" text:outline-level="2">13.5 Step 5</text:h>
      <text:p text:style-name="Text_20_body">View the permissions of this file and notice that all users can view the file contents since all users have <text:span text:style-name="Variable">read</text:span> permission for the file:</text:p>
      <text:p text:style-name="P2">ls -l /srv/lab.txt</text:p>
      <text:p text:style-name="Text_20_body">Be aware that both instances in the command above use a lowercase "L", not a number one.</text:p>
      <text:p text:style-name="P2"><text:span text:style-name="Strong_20_Emphasis">root@localhost:~#</text:span> ls -l /srv/lab.txt</text:p>
      <text:p text:style-name="P2">-rw-r--r-- 1 root root 27 May 16 12:29 /srv/lab.txt</text:p>
      <text:list text:style-name="L1">
        <text:list-item>
          <text:p text:style-name="P3"/>
        </text:list-item>
      </text:list>
      <text:h text:style-name="Heading_20_2" text:outline-level="2">13.6 Step 6</text:h>
      <text:p text:style-name="Text_20_body">Execute the following command to switch back to the <text:span text:style-name="Source_20_Text">sysadmin</text:span> account:</text:p>
      <text:p text:style-name="P2">exit</text:p>
      <text:p text:style-name="P2"><text:span text:style-name="Strong_20_Emphasis">root@localhost:~#</text:span> exit</text:p>
      <text:p text:style-name="P2">logout</text:p>
      <text:p text:style-name="P2"><text:soft-page-break/><text:span text:style-name="Strong_20_Emphasis">sysadmin@localhost:~$</text:span></text:p>
      <text:list text:style-name="L2">
        <text:list-item>
          <text:p text:style-name="P4"/>
        </text:list-item>
      </text:list>
      <text:h text:style-name="Heading_20_2" text:outline-level="2">13.7 Step 7</text:h>
      <text:p text:style-name="Text_20_body">Verify that the <text:span text:style-name="Source_20_Text">sysadmin</text:span> account can view the file contents by executing the following command:</text:p>
      <text:p text:style-name="P2">more /srv/lab.txt</text:p>
      <text:p text:style-name="P2"><text:span text:style-name="Strong_20_Emphasis">sysadmin@localhost:~$</text:span> more /srv/lab.txt</text:p>
      <text:p text:style-name="P2">learning about permissions</text:p>
      <text:list text:style-name="L3">
        <text:list-item>
          <text:p text:style-name="P5"/>
        </text:list-item>
      </text:list>
      <text:h text:style-name="Heading_20_2" text:outline-level="2">13.8 Step 8</text:h>
      <text:p text:style-name="Text_20_body">Execute the following command to switch to the <text:span text:style-name="Source_20_Text">root</text:span> account. When prompted, provide the root password:</text:p>
      <text:p text:style-name="P2">su – root</text:p>
      <text:p text:style-name="P2">netlab123</text:p>
      <text:p text:style-name="P2"><text:span text:style-name="Strong_20_Emphasis">sysadmin@localhost:~$</text:span> su - root</text:p>
      <text:p text:style-name="P2">Password:</text:p>
      <text:p text:style-name="P2"><text:span text:style-name="Strong_20_Emphasis">root@localhost:~#</text:span></text:p>
      <text:list text:style-name="L4">
        <text:list-item>
          <text:p text:style-name="P6"/>
        </text:list-item>
      </text:list>
      <text:h text:style-name="Heading_20_2" text:outline-level="2">13.9 Step 9</text:h>
      <text:p text:style-name="Text_20_body">The <text:span text:style-name="Source_20_Text">chmod</text:span> command is used to change the permissions of a file or directory. Only the <text:span text:style-name="Source_20_Text">root</text:span> user or the user who owns the file is able to change the permissions of a file.</text:p>
      <text:p text:style-name="P2">chmod MODE FILE…</text:p>
      <text:p text:style-name="Text_20_body">There are two techniques of changing permissions with the <text:span text:style-name="Source_20_Text">chmod</text:span> command: <text:span text:style-name="Variable">symbolic</text:span> and <text:span text:style-name="Variable">octal</text:span>. To use the symbolic method of <text:span text:style-name="Source_20_Text">chmod</text:span>, use the symbols summarized in the table below:</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Table_20_Heading">Group Symbol</text:p>
            </table:table-cell>
            <table:table-cell table:style-name="Table1.A1" office:value-type="string">
              <text:p text:style-name="Table_20_Heading">Operation Symbol</text:p>
            </table:table-cell>
            <table:table-cell table:style-name="Table1.A1" office:value-type="string">
              <text:p text:style-name="Table_20_Heading">Permission Symbol</text:p>
            </table:table-cell>
          </table:table-row>
        </table:table-header-rows>
        <table:table-row>
          <table:table-cell table:style-name="Table1.A1" office:value-type="string">
            <text:p text:style-name="Table_20_Contents"><text:span text:style-name="Source_20_Text">u</text:span> (user owner)</text:p>
          </table:table-cell>
          <table:table-cell table:style-name="Table1.A1" office:value-type="string">
            <text:p text:style-name="Table_20_Contents"><text:span text:style-name="Source_20_Text">+</text:span> (add the permission)</text:p>
          </table:table-cell>
          <table:table-cell table:style-name="Table1.A1" office:value-type="string">
            <text:p text:style-name="Table_20_Contents"><text:span text:style-name="Source_20_Text">r</text:span> (read)</text:p>
          </table:table-cell>
        </table:table-row>
        <table:table-row>
          <table:table-cell table:style-name="Table1.A1" office:value-type="string">
            <text:p text:style-name="Table_20_Contents"><text:span text:style-name="Source_20_Text">g</text:span> (group owner)</text:p>
          </table:table-cell>
          <table:table-cell table:style-name="Table1.A1" office:value-type="string">
            <text:p text:style-name="Table_20_Contents"><text:span text:style-name="Source_20_Text">=</text:span> (specify the exact permission)</text:p>
          </table:table-cell>
          <table:table-cell table:style-name="Table1.A1" office:value-type="string">
            <text:p text:style-name="Table_20_Contents"><text:span text:style-name="Source_20_Text">w</text:span> (write)</text:p>
          </table:table-cell>
        </table:table-row>
        <table:table-row>
          <table:table-cell table:style-name="Table1.A1" office:value-type="string">
            <text:p text:style-name="Table_20_Contents"><text:span text:style-name="Source_20_Text">o</text:span> (others)</text:p>
          </table:table-cell>
          <table:table-cell table:style-name="Table1.A1" office:value-type="string">
            <text:p text:style-name="Table_20_Contents"><text:span text:style-name="Source_20_Text">-</text:span> (remove the permission)</text:p>
          </table:table-cell>
          <table:table-cell table:style-name="Table1.A1" office:value-type="string">
            <text:p text:style-name="Table_20_Contents"><text:span text:style-name="Source_20_Text">x</text:span> (execute)</text:p>
          </table:table-cell>
        </table:table-row>
        <table:table-row>
          <table:table-cell table:style-name="Table1.A1" office:value-type="string">
            <text:p text:style-name="Table_20_Contents"><text:span text:style-name="Source_20_Text">a</text:span> (all)</text:p>
          </table:table-cell>
          <table:table-cell table:style-name="Table1.A1" office:value-type="string">
            <text:p text:style-name="P7"/>
          </table:table-cell>
          <table:table-cell table:style-name="Table1.A1" office:value-type="string">
            <text:p text:style-name="P7"/>
          </table:table-cell>
        </table:table-row>
      </table:table>
      <text:p text:style-name="Text_20_body">Remove the ability of the <text:span text:style-name="Source_20_Text">sysadmin</text:span> account (who belongs to the <text:span text:style-name="Variable">others</text:span> permission set) to view the <text:span text:style-name="Source_20_Text">/srv/lab.txt</text:span> file by executing the following command:</text:p>
      <text:p text:style-name="P2">chmod o-r /srv/lab.txt</text:p>
      <text:p text:style-name="P2"><text:span text:style-name="Strong_20_Emphasis">root@localhost:~#</text:span> chmod o-r /srv/lab.txt</text:p>
      <text:list text:style-name="L5">
        <text:list-item>
          <text:p text:style-name="P8"/>
        </text:list-item>
      </text:list>
      <text:h text:style-name="Heading_20_2" text:outline-level="2"><text:soft-page-break/>13.10 Step 10</text:h>
      <text:p text:style-name="Text_20_body">Verify the permission change by executing the following command:</text:p>
      <text:p text:style-name="P2">ls -l /srv/lab.txt</text:p>
      <text:p text:style-name="P2"><text:span text:style-name="Strong_20_Emphasis">root@localhost:~#</text:span> ls -l /srv/lab.txt</text:p>
      <text:p text:style-name="P2">-rw-r----- 1 root root 27 May 16 12:29 /srv/lab.txt</text:p>
      <text:p text:style-name="Text_20_body">Notice that the <text:span text:style-name="Variable">read</text:span> permission has been removed in the others permission set.</text:p>
      <text:list text:style-name="L6">
        <text:list-item>
          <text:p text:style-name="P9"/>
        </text:list-item>
      </text:list>
      <text:h text:style-name="Heading_20_2" text:outline-level="2">13.11 Step 11</text:h>
      <text:p text:style-name="Text_20_body">Execute the following command to switch back to the <text:span text:style-name="Source_20_Text">sysadmin</text:span> account:</text:p>
      <text:p text:style-name="P2">exit</text:p>
      <text:p text:style-name="P2"><text:span text:style-name="Strong_20_Emphasis">root@localhost:~#</text:span> exit</text:p>
      <text:p text:style-name="P2">logout</text:p>
      <text:p text:style-name="P2"><text:span text:style-name="Strong_20_Emphasis">sysadmin@localhost:~$</text:span></text:p>
      <text:list text:style-name="L7">
        <text:list-item>
          <text:p text:style-name="P10"/>
        </text:list-item>
      </text:list>
      <text:h text:style-name="Heading_20_2" text:outline-level="2">13.12 Step 12</text:h>
      <text:p text:style-name="Text_20_body">Verify that the <text:span text:style-name="Source_20_Text">sysadmin</text:span> account cannot view the file contents by executing the following command:</text:p>
      <text:p text:style-name="P2">more /srv/lab.txt</text:p>
      <text:p text:style-name="P2"><text:span text:style-name="Strong_20_Emphasis">sysadmin@localhost:~$</text:span> more /srv/lab.txt</text:p>
      <text:p text:style-name="P2">more: cannot open /srv/lab.txt: Permission denied</text:p>
      <text:list text:style-name="L8">
        <text:list-item>
          <text:p text:style-name="P11"/>
        </text:list-item>
      </text:list>
      <text:h text:style-name="Heading_20_2" text:outline-level="2">13.13 Step 13</text:h>
      <text:p text:style-name="Text_20_body">Execute the following command to switch to the <text:span text:style-name="Source_20_Text">root</text:span> account. When prompted, provide the root password:</text:p>
      <text:p text:style-name="P2">su – root</text:p>
      <text:p text:style-name="P2">netlab123</text:p>
      <text:p text:style-name="P2"><text:span text:style-name="Strong_20_Emphasis">sysadmin@localhost:~$</text:span> su - root</text:p>
      <text:p text:style-name="P2">Password:</text:p>
      <text:p text:style-name="P2"><text:span text:style-name="Strong_20_Emphasis">root@localhost:~#</text:span></text:p>
      <text:list text:style-name="L9">
        <text:list-item>
          <text:p text:style-name="P12"/>
        </text:list-item>
      </text:list>
      <text:h text:style-name="Heading_20_2" text:outline-level="2"><text:soft-page-break/>13.14 Step 14</text:h>
      <text:p text:style-name="Text_20_body">Execute the following command to provide members of the others permission set the ability to both view and modify the <text:span text:style-name="Source_20_Text">/srv/lab.txt</text:span> file:</text:p>
      <text:p text:style-name="P2">chmod o+rw /srv/lab.txt</text:p>
      <text:p text:style-name="P2"><text:span text:style-name="Strong_20_Emphasis">root@localhost:~#</text:span> chmod o+rw /srv/lab.txt</text:p>
      <text:p text:style-name="P2"><text:span text:style-name="Strong_20_Emphasis">root@localhost:~#</text:span></text:p>
      <text:list text:style-name="L10">
        <text:list-item>
          <text:p text:style-name="P13"/>
        </text:list-item>
      </text:list>
      <text:h text:style-name="Heading_20_2" text:outline-level="2">13.15 Step 15</text:h>
      <text:p text:style-name="Text_20_body">Verify the permission change by executing the following command:</text:p>
      <text:p text:style-name="P2">ls -l /srv/lab.txt</text:p>
      <text:p text:style-name="P2"><text:span text:style-name="Strong_20_Emphasis">root@localhost:~#</text:span> ls -l /srv/lab.txt</text:p>
      <text:p text:style-name="P2">-rw-r--rw- 1 root root 27 May 16 12:29 /srv/lab.txt</text:p>
      <text:p text:style-name="Text_20_body">Recall that you would not normally provide others with more permissions than provided to the group members.</text:p>
      <text:list text:style-name="L11">
        <text:list-item>
          <text:p text:style-name="P14"/>
        </text:list-item>
      </text:list>
      <text:h text:style-name="Heading_20_2" text:outline-level="2">13.16 Step 16</text:h>
      <text:p text:style-name="Text_20_body">Execute the following command to switch back to the <text:span text:style-name="Source_20_Text">sysadmin</text:span> account:</text:p>
      <text:p text:style-name="P2">exit</text:p>
      <text:p text:style-name="P2"><text:span text:style-name="Strong_20_Emphasis">root@localhost:~#</text:span> exit</text:p>
      <text:p text:style-name="P2">logout</text:p>
      <text:p text:style-name="P2"><text:span text:style-name="Strong_20_Emphasis">sysadmin@localhost:~$</text:span></text:p>
      <text:list text:style-name="L12">
        <text:list-item>
          <text:p text:style-name="P15"/>
        </text:list-item>
      </text:list>
      <text:h text:style-name="Heading_20_2" text:outline-level="2">13.17 Step 17</text:h>
      <text:p text:style-name="Text_20_body">Verify that the <text:span text:style-name="Source_20_Text">sysadmin</text:span> account can modify the <text:span text:style-name="Source_20_Text">lab.txt</text:span> file contents by executing the following command:</text:p>
      <text:p text:style-name="P2">echo "well done" &gt;&gt; /srv/lab.txt</text:p>
      <text:p text:style-name="P2"><text:span text:style-name="Strong_20_Emphasis">sysadmin@localhost:~$</text:span> echo "well done" &gt;&gt; /srv/lab.txt</text:p>
      <text:list text:style-name="L13">
        <text:list-item>
          <text:p text:style-name="P16"/>
        </text:list-item>
      </text:list>
      <text:h text:style-name="Heading_20_2" text:outline-level="2">13.18 Step 18</text:h>
      <text:p text:style-name="Text_20_body">Verify that the <text:span text:style-name="Source_20_Text">sysadmin</text:span> account can view the <text:span text:style-name="Source_20_Text">lab.txt</text:span> file contents by executing the following command:</text:p>
      <text:p text:style-name="P2">more /srv/lab.txt</text:p>
      <text:p text:style-name="P2"><text:soft-page-break/><text:span text:style-name="Strong_20_Emphasis">sysadmin@localhost:~$</text:span> more /srv/lab.txt</text:p>
      <text:p text:style-name="P2">learning about permissions</text:p>
      <text:p text:style-name="P2">well done</text:p>
      <text:list text:style-name="L14">
        <text:list-item>
          <text:p text:style-name="P17"/>
        </text:list-item>
      </text:list>
      <text:h text:style-name="Heading_20_2" text:outline-level="2">13.19 Step 19</text:h>
      <text:p text:style-name="Text_20_body">Execute the following command to switch to the <text:span text:style-name="Source_20_Text">root</text:span> account. When prompted, provide the root password:</text:p>
      <text:p text:style-name="P2">su – root</text:p>
      <text:p text:style-name="P2">netlab123</text:p>
      <text:p text:style-name="P2"><text:span text:style-name="Strong_20_Emphasis">sysadmin@localhost:~$</text:span> su - root</text:p>
      <text:p text:style-name="P2">Password:</text:p>
      <text:p text:style-name="P2"><text:span text:style-name="Strong_20_Emphasis">root@localhost:~#</text:span></text:p>
      <text:list text:style-name="L15">
        <text:list-item>
          <text:p text:style-name="P18"/>
        </text:list-item>
      </text:list>
      <text:h text:style-name="Heading_20_2" text:outline-level="2">13.20 Step 20</text:h>
      <text:p text:style-name="Text_20_body">Create a directory called <text:span text:style-name="Source_20_Text">/srv/data</text:span> by executing the following command:</text:p>
      <text:p text:style-name="P2">mkdir /srv/data</text:p>
      <text:p text:style-name="P2"><text:span text:style-name="Strong_20_Emphasis">root@localhost:~#</text:span> mkdir /srv/data</text:p>
      <text:list text:style-name="L16">
        <text:list-item>
          <text:p text:style-name="P19"/>
        </text:list-item>
      </text:list>
      <text:h text:style-name="Heading_20_2" text:outline-level="2">13.21 Step 21</text:h>
      <text:p text:style-name="Text_20_body">Changing permissions using the octal method requires that the permissions for all three sets be specified. It is based on the octal numbering system in which each permission type is assigned a numeric value:</text:p>
      <table:table table:name="Table2" table:style-name="Table2">
        <table:table-column table:style-name="Table2.A"/>
        <table:table-column table:style-name="Table2.B"/>
        <table:table-header-rows>
          <table:table-row>
            <table:table-cell table:style-name="Table2.A1" office:value-type="string">
              <text:p text:style-name="Table_20_Heading">Octal Value</text:p>
            </table:table-cell>
            <table:table-cell table:style-name="Table2.A1" office:value-type="string">
              <text:p text:style-name="Table_20_Heading">Permission</text:p>
            </table:table-cell>
          </table:table-row>
        </table:table-header-rows>
        <table:table-row>
          <table:table-cell table:style-name="Table2.A1" office:value-type="string">
            <text:p text:style-name="Table_20_Contents">4</text:p>
          </table:table-cell>
          <table:table-cell table:style-name="Table2.A1" office:value-type="string">
            <text:p text:style-name="Table_20_Contents">read</text:p>
          </table:table-cell>
        </table:table-row>
        <table:table-row>
          <table:table-cell table:style-name="Table2.A1" office:value-type="string">
            <text:p text:style-name="Table_20_Contents">2</text:p>
          </table:table-cell>
          <table:table-cell table:style-name="Table2.A1" office:value-type="string">
            <text:p text:style-name="Table_20_Contents">write</text:p>
          </table:table-cell>
        </table:table-row>
        <table:table-row>
          <table:table-cell table:style-name="Table2.A1" office:value-type="string">
            <text:p text:style-name="Table_20_Contents">1</text:p>
          </table:table-cell>
          <table:table-cell table:style-name="Table2.A1" office:value-type="string">
            <text:p text:style-name="Table_20_Contents">execute</text:p>
          </table:table-cell>
        </table:table-row>
        <table:table-row>
          <table:table-cell table:style-name="Table2.A1" office:value-type="string">
            <text:p text:style-name="Table_20_Contents">0</text:p>
          </table:table-cell>
          <table:table-cell table:style-name="Table2.A1" office:value-type="string">
            <text:p text:style-name="Table_20_Contents">none</text:p>
          </table:table-cell>
        </table:table-row>
      </table:table>
      <text:p text:style-name="Text_20_body">By adding together the combination of numbers from 0 to 7, any possible combination of <text:span text:style-name="Variable">read</text:span>, <text:span text:style-name="Variable">write</text:span>, and <text:span text:style-name="Variable">execute</text:span> permissions can be specified for a single permission group set. For example, for <text:span text:style-name="Variable">read</text:span>, <text:span text:style-name="Variable">write</text:span>, and <text:span text:style-name="Variable">execute</text:span>: add 4 + 2 + 1 to get 7. Or, for read, not write, and execute: add 4 + 0 + 1 to get 5.</text:p>
      <text:p text:style-name="Text_20_body">Change the permissions on the <text:span text:style-name="Source_20_Text">/srv/data</text:span> directory, so only members of the group owner and the user owner have access to this directory:</text:p>
      <text:p text:style-name="P2">chmod 770 /srv/data</text:p>
      <text:p text:style-name="P2"><text:span text:style-name="Strong_20_Emphasis">root@localhost:~#</text:span> chmod 770 /srv/data</text:p>
      <text:list text:style-name="L17">
        <text:list-item>
          <text:p text:style-name="P20"><text:soft-page-break/></text:p>
        </text:list-item>
      </text:list>
      <text:h text:style-name="Heading_20_2" text:outline-level="2">13.22 Step 22</text:h>
      <text:p text:style-name="Text_20_body">Verify the changed permissions by executing the following command:</text:p>
      <text:p text:style-name="P2">ls -ld /srv/data</text:p>
      <text:p text:style-name="P2"><text:span text:style-name="Strong_20_Emphasis">root@localhost:~#</text:span> ls -ld /srv/data</text:p>
      <text:p text:style-name="P2">drwxrwx--- 2 root root 4096 May 16 16:31 <text:span text:style-name="Strong_20_Emphasis">/srv/data</text:span></text:p>
      <text:list text:style-name="L18">
        <text:list-item>
          <text:p text:style-name="P21"/>
        </text:list-item>
      </text:list>
      <text:h text:style-name="Heading_20_2" text:outline-level="2">13.23 Step 23</text:h>
      <text:p text:style-name="Text_20_body">Copy a file into the <text:span text:style-name="Source_20_Text">/srv/data</text:span> directory to verify that the current user (the root user) can create files in this directory. Recall that for the following command to be successful, the user must have both <text:span text:style-name="Variable">write</text:span> and <text:span text:style-name="Variable">execute</text:span> permission on the directory:</text:p>
      <text:p text:style-name="P2">cp /etc/hosts /srv/data</text:p>
      <text:p text:style-name="P2">ls /srv/data</text:p>
      <text:p text:style-name="P2"><text:span text:style-name="Strong_20_Emphasis">root@localhost:~#</text:span> cp /etc/hosts /srv/data</text:p>
      <text:p text:style-name="P2"><text:span text:style-name="Strong_20_Emphasis">root@localhost:~#</text:span> ls /srv/data</text:p>
      <text:p text:style-name="P2">hosts</text:p>
      <text:list text:style-name="L19">
        <text:list-item>
          <text:p text:style-name="P22"/>
        </text:list-item>
      </text:list>
      <text:h text:style-name="Heading_20_2" text:outline-level="2">13.24 Step 24</text:h>
      <text:p text:style-name="Text_20_body">Execute the following command to switch back to the <text:span text:style-name="Source_20_Text">sysadmin</text:span> account:</text:p>
      <text:p text:style-name="P2">exit</text:p>
      <text:p text:style-name="P2"><text:span text:style-name="Strong_20_Emphasis">root@localhost:~#</text:span> exit</text:p>
      <text:p text:style-name="P2">logout</text:p>
      <text:p text:style-name="P2"><text:span text:style-name="Strong_20_Emphasis">sysadmin@localhost:~$</text:span></text:p>
      <text:list text:style-name="L20">
        <text:list-item>
          <text:p text:style-name="P23"/>
        </text:list-item>
      </text:list>
      <text:h text:style-name="Heading_20_2" text:outline-level="2">13.25 Step 25</text:h>
      <text:p text:style-name="Text_20_body">Execute the following command. This command should fail because the current user has no permission to access this directory:</text:p>
      <text:p text:style-name="P2">ls /srv/data</text:p>
      <text:p text:style-name="P2"><text:span text:style-name="Strong_20_Emphasis">sysadmin@localhost:~$</text:span> ls /srv/data</text:p>
      <text:p text:style-name="P2">ls: cannot open directory '/srv/data': Permission denied</text:p>
      <text:list text:style-name="L21">
        <text:list-item>
          <text:p text:style-name="P24"/>
        </text:list-item>
      </text:list>
      <text:h text:style-name="Heading_20_2" text:outline-level="2"><text:soft-page-break/>13.26 Step 26</text:h>
      <text:p text:style-name="Text_20_body">When the <text:span text:style-name="Variable">setuid</text:span> permission is set on an <text:span text:style-name="Variable">executable binary file</text:span> (a <text:span text:style-name="Variable">program</text:span>), the binary file is run as the owner of the file, not as the user who executed it. In the next few steps, we will demonstrate the use of setuid files. Start by viewing the permissions of the <text:span text:style-name="Source_20_Text">/usr/bin/chfn</text:span> file by executing the following command:</text:p>
      <text:p text:style-name="P2">ls -l /usr/bin/chfn</text:p>
      <text:p text:style-name="P2"><text:span text:style-name="Strong_20_Emphasis">sysadmin@localhost:~$</text:span> ls -l /usr/bin/chfn</text:p>
      <text:p text:style-name="P2">-rwsr-xr-x 1 root root 76496 Jan 25 <text:s/>2018 <text:span text:style-name="Source_20_Text">/usr/bin/chfn</text:span></text:p>
      <text:p text:style-name="Text_20_body">Recall that the <text:span text:style-name="Source_20_Text">s</text:span> character in the owner's permission set means that this is a setuid file. When executed, this program can access files as if the program was run as the <text:span text:style-name="Source_20_Text">root</text:span> user (the owner of the file). This special permission allows users to change the information in the <text:span text:style-name="Source_20_Text">/etc/passwd</text:span> file.</text:p>
      <text:list text:style-name="L22">
        <text:list-item>
          <text:p text:style-name="P25"/>
        </text:list-item>
      </text:list>
      <text:h text:style-name="Heading_20_2" text:outline-level="2">13.27 Step 27</text:h>
      <text:p text:style-name="Text_20_body">Execute the following command to change your account information. When prompted, provide the <text:span text:style-name="Source_20_Text">sysadmin</text:span> password: <text:span text:style-name="Source_20_Text">netlab123</text:span>:</text:p>
      <text:p text:style-name="P2">chfn</text:p>
      <text:p text:style-name="Text_20_body">Enter the following information when prompted:</text:p>
      <text:p text:style-name="P2"><text:span text:style-name="Strong_20_Emphasis">Room Number []:</text:span> 123</text:p>
      <text:p text:style-name="P2"><text:span text:style-name="Strong_20_Emphasis">Work Phone []:</text:span> 888-555-5555</text:p>
      <text:p text:style-name="P2"><text:span text:style-name="Strong_20_Emphasis">Home Phone []:</text:span> 888-555-5555</text:p>
      <text:p text:style-name="P2"><text:span text:style-name="Strong_20_Emphasis">sysadmin@localhost:~$</text:span> chfn</text:p>
      <text:p text:style-name="P2">Password:</text:p>
      <text:p text:style-name="P2">Changing the user information for sysadmin</text:p>
      <text:p text:style-name="P2">Enter the new value, or press ENTER for the default</text:p>
      <text:p text:style-name="P2"><text:s text:c="8"/>Full Name: System Administrator</text:p>
      <text:p text:style-name="P2"><text:s text:c="8"/>Room Number []: 123</text:p>
      <text:p text:style-name="P2"><text:s text:c="8"/>Work Phone []: 888-555-5555</text:p>
      <text:p text:style-name="P2"><text:s text:c="8"/>Home Phone []: 888-555-5555</text:p>
      <text:list text:style-name="L23">
        <text:list-item>
          <text:p text:style-name="P26"/>
        </text:list-item>
      </text:list>
      <text:h text:style-name="Heading_20_2" text:outline-level="2">13.28 Step 28</text:h>
      <text:p text:style-name="Text_20_body">Execute the following command to switch to the <text:span text:style-name="Source_20_Text">root</text:span> account. When prompted, provide the root password:</text:p>
      <text:p text:style-name="P2">su – root</text:p>
      <text:p text:style-name="P2">netlab123</text:p>
      <text:p text:style-name="P2"><text:soft-page-break/><text:span text:style-name="Strong_20_Emphasis">sysadmin@localhost:~$</text:span> su - root</text:p>
      <text:p text:style-name="P2">Password:</text:p>
      <text:p text:style-name="P2"><text:span text:style-name="Strong_20_Emphasis">root@localhost:~#</text:span></text:p>
      <text:list text:style-name="L24">
        <text:list-item>
          <text:p text:style-name="P27"/>
        </text:list-item>
      </text:list>
      <text:h text:style-name="Heading_20_2" text:outline-level="2">13.29 Step 29</text:h>
      <text:p text:style-name="Text_20_body">Typically, special permissions are only set by the administrator (the root user), and they perform very specialized functions. They can be set using the <text:span text:style-name="Source_20_Text">chmod</text:span> command, using either the symbolic or octal method.</text:p>
      <text:p text:style-name="Text_20_body">Change the <text:span text:style-name="Source_20_Text">/usr/bin/chfn</text:span> file, so it is no longer setuid by executing the following command:</text:p>
      <text:p text:style-name="P2">chmod 0755 /usr/bin/chfn</text:p>
      <text:p text:style-name="P2"><text:span text:style-name="Strong_20_Emphasis">root@localhost:~#</text:span> chmod 0755 /usr/bin/chfn</text:p>
      <text:p text:style-name="P2"><text:span text:style-name="Strong_20_Emphasis">root@localhost:~#</text:span></text:p>
      <text:list text:style-name="L25">
        <text:list-item>
          <text:p text:style-name="P28"/>
        </text:list-item>
      </text:list>
      <text:h text:style-name="Heading_20_2" text:outline-level="2">13.30 Step 30</text:h>
      <text:p text:style-name="Text_20_body">Verify this change by executing the following command:</text:p>
      <text:p text:style-name="P2">ls -l /usr/bin/chfn</text:p>
      <text:p text:style-name="P2"><text:span text:style-name="Strong_20_Emphasis">root@localhost:~#</text:span> ls -l /usr/bin/chfn</text:p>
      <text:p text:style-name="P2">-rwxr-xr-x 1 root root 76496 Jan 25 <text:s/>2018 <text:span text:style-name="Strong_20_Emphasis">/usr/bin/chfn</text:span></text:p>
      <text:list text:style-name="L26">
        <text:list-item>
          <text:p text:style-name="P29"/>
        </text:list-item>
      </text:list>
      <text:h text:style-name="Heading_20_2" text:outline-level="2">13.31 Step 31</text:h>
      <text:p text:style-name="Text_20_body">Execute the following command to switch back to the <text:span text:style-name="Source_20_Text">sysadmin</text:span> account:</text:p>
      <text:p text:style-name="P2">exit</text:p>
      <text:p text:style-name="P2"><text:span text:style-name="Strong_20_Emphasis">root@localhost:~#</text:span> exit</text:p>
      <text:p text:style-name="P2">logout</text:p>
      <text:p text:style-name="P2"><text:span text:style-name="Strong_20_Emphasis">sysadmin@localhost:~$</text:span></text:p>
      <text:list text:style-name="L27">
        <text:list-item>
          <text:p text:style-name="P30"/>
        </text:list-item>
      </text:list>
      <text:h text:style-name="Heading_20_2" text:outline-level="2">13.32 Step 32</text:h>
      <text:p text:style-name="Text_20_body">Execute the following command to attempt to change your account information. When prompted, provide the <text:span text:style-name="Source_20_Text">root</text:span> password:</text:p>
      <text:p text:style-name="P2">chfn</text:p>
      <text:p text:style-name="P2">netlab123</text:p>
      <text:p text:style-name="Text_20_body">Enter the following information when prompted:</text:p>
      <text:p text:style-name="P2"><text:soft-page-break/><text:span text:style-name="Strong_20_Emphasis">Room Number []:</text:span> 123</text:p>
      <text:p text:style-name="P2"><text:span text:style-name="Strong_20_Emphasis">Work Phone []:</text:span> 888-555-5555</text:p>
      <text:p text:style-name="P2"><text:span text:style-name="Strong_20_Emphasis">Home Phone []:</text:span> 888-555-5555</text:p>
      <text:p text:style-name="P2"><text:span text:style-name="Strong_20_Emphasis">sysadmin@localhost:~$</text:span> chfn</text:p>
      <text:p text:style-name="P2">Password:</text:p>
      <text:p text:style-name="P2">Changing the user information for sysadmin</text:p>
      <text:p text:style-name="P2">Enter the new value, or press ENTER for the default</text:p>
      <text:p text:style-name="P2"><text:s text:c="8"/>Full Name: System Administrator</text:p>
      <text:p text:style-name="P2"><text:s text:c="8"/>Room Number [123]: 123</text:p>
      <text:p text:style-name="P2"><text:s text:c="8"/>Work Phone [888-555-5555]: 888-555-5555</text:p>
      <text:p text:style-name="P2"><text:s text:c="8"/>Home Phone [888-555-5555]: 888-555-5555</text:p>
      <text:p text:style-name="P2">Cannot change ID to root.</text:p>
      <text:p text:style-name="Text_20_body">Note that the error message <text:span text:style-name="Source_20_Text">Cannot change ID to root</text:span> indicates that you cannot use this command because it cannot access the <text:span text:style-name="Source_20_Text">/etc/passwd</text:span> file as the <text:span text:style-name="Source_20_Text">root</text:span> user. Without the setuid permission, this command will not work for regular users.</text:p>
      <text:list text:style-name="L28">
        <text:list-item>
          <text:p text:style-name="P31"/>
        </text:list-item>
      </text:list>
      <text:h text:style-name="Heading_20_2" text:outline-level="2">13.33 Step 33</text:h>
      <text:p text:style-name="Text_20_body">The <text:span text:style-name="Variable">setgid</text:span> permission is similar to setuid, but it makes use of the group owner permissions. In the next few steps, we will demonstrate the use of setgid directories. Start by executing the following command to switch to the <text:span text:style-name="Source_20_Text">root</text:span> account. When prompted, provide the root password:</text:p>
      <text:p text:style-name="P2">su – root</text:p>
      <text:p text:style-name="P2">netlab123</text:p>
      <text:p text:style-name="P2"><text:span text:style-name="Strong_20_Emphasis">sysadmin@localhost:~$</text:span> su - root</text:p>
      <text:p text:style-name="P2">Password:</text:p>
      <text:p text:style-name="P2"><text:span text:style-name="Strong_20_Emphasis">root@localhost:~#</text:span></text:p>
      <text:list text:style-name="L29">
        <text:list-item>
          <text:p text:style-name="P32"/>
        </text:list-item>
      </text:list>
      <text:h text:style-name="Heading_20_2" text:outline-level="2">13.34 Step 34</text:h>
      <text:p text:style-name="Text_20_body">Make a directory and check its permissions by executing the following commands:</text:p>
      <text:p text:style-name="P2">mkdir /srv/test</text:p>
      <text:p text:style-name="P2">ls -ld /srv/test</text:p>
      <text:p text:style-name="P2"><text:span text:style-name="Strong_20_Emphasis">root@localhost:~#</text:span> mkdir /srv/test</text:p>
      <text:p text:style-name="P2"><text:span text:style-name="Strong_20_Emphasis">root@localhost:~#</text:span> ls -ld /srv/test</text:p>
      <text:p text:style-name="P2">drwxr-xr-x 2 root root 4096 May 17 00:56 <text:span text:style-name="Strong_20_Emphasis">/srv/test</text:span></text:p>
      <text:list text:style-name="L30">
        <text:list-item>
          <text:p text:style-name="P33"/>
        </text:list-item>
      </text:list>
      <text:h text:style-name="Heading_20_2" text:outline-level="2"><text:soft-page-break/>13.35 Step 35</text:h>
      <text:p text:style-name="Text_20_body">It is possible for the user owner of a file or directory to change the group owner of that same file/directory by using the <text:span text:style-name="Source_20_Text">chgrp</text:span> command. Verify that the <text:span text:style-name="Source_20_Text">team</text:span> group exists and then change the group ownership of the <text:span text:style-name="Source_20_Text">/srv/test</text:span> directory to the <text:span text:style-name="Source_20_Text">team</text:span> group by executing the following commands:</text:p>
      <text:p text:style-name="P2">chgrp team /srv/test</text:p>
      <text:p text:style-name="P2">ls -ld /srv/test</text:p>
      <text:p text:style-name="P2"><text:span text:style-name="Strong_20_Emphasis">root@localhost:~#</text:span> grep team /etc/group</text:p>
      <text:p text:style-name="P2"><text:span text:style-name="Strong_20_Emphasis">team</text:span>:x:1004:</text:p>
      <text:p text:style-name="P2"><text:span text:style-name="Strong_20_Emphasis">root@localhost:~#</text:span> chgrp team /srv/test</text:p>
      <text:p text:style-name="P2"><text:span text:style-name="Strong_20_Emphasis">root@localhost:~#</text:span> ls -ld /srv/test</text:p>
      <text:p text:style-name="P2">drwxr-xr-x 2 root team 4096 May 17 00:56 <text:span text:style-name="Strong_20_Emphasis">/srv/test</text:span></text:p>
      <text:p text:style-name="Text_20_body">The <text:span text:style-name="Source_20_Text">chgrp</text:span> command was used above to change the group owner of the <text:span text:style-name="Source_20_Text">/srv/test</text:span> directory from the default primary group <text:span text:style-name="Source_20_Text">root</text:span> to the group <text:span text:style-name="Source_20_Text">team</text:span>.</text:p>
      <text:list text:style-name="L31">
        <text:list-item>
          <text:p text:style-name="P34"/>
        </text:list-item>
      </text:list>
      <text:h text:style-name="Heading_20_2" text:outline-level="2">13.36 Step 36</text:h>
      <text:p text:style-name="Text_20_body">Normally, when you create a new file, the group ownership of the new file is set to your primary group. Create a new file called <text:span text:style-name="Source_20_Text">labfile.txt</text:span> in the <text:span text:style-name="Source_20_Text">/srv/test</text:span> directory and verify by executing the following commands:</text:p>
      <text:p text:style-name="P2">touch /srv/test/labfile.txt</text:p>
      <text:p text:style-name="P2">ls -l /srv/test/labfile.txt</text:p>
      <text:p text:style-name="P2"><text:span text:style-name="Strong_20_Emphasis">root@localhost:~#</text:span> touch /srv/test/labfile.txt</text:p>
      <text:p text:style-name="P2"><text:span text:style-name="Strong_20_Emphasis">root@localhost:~#</text:span> ls -l /srv/test/labfile.txt</text:p>
      <text:p text:style-name="P2">-rw-r--r-- 1 root root 0 May 17 01:14 /srv/test/labfile.txt</text:p>
      <text:p text:style-name="Text_20_body">The group owner of this new file is the <text:span text:style-name="Source_20_Text">root</text:span> user's primary group, which is also called <text:span text:style-name="Source_20_Text">root</text:span>.</text:p>
      <text:list text:style-name="L32">
        <text:list-item>
          <text:p text:style-name="P35"/>
        </text:list-item>
      </text:list>
      <text:h text:style-name="Heading_20_2" text:outline-level="2">13.37 Step 37</text:h>
      <text:p text:style-name="Text_20_body">If the directory has the setgid permission set, then all new files created in the directory will be owned by the same group that owns the directory. Use the following commands to set the setgid permission on the <text:span text:style-name="Source_20_Text">/srv/test</text:span> directory and verify the new permissions. You should see an <text:span text:style-name="Source_20_Text">s</text:span> where the group execute permission should be:</text:p>
      <text:p text:style-name="P2">chmod g+s /srv/test</text:p>
      <text:p text:style-name="P2">ls -ld /srv/test</text:p>
      <text:p text:style-name="P2"><text:span text:style-name="Strong_20_Emphasis">root@localhost:~#</text:span> chmod g+s /srv/test</text:p>
      <text:p text:style-name="P2"><text:span text:style-name="Strong_20_Emphasis">root@localhost:~#</text:span> ls -ld /srv/test</text:p>
      <text:p text:style-name="P2"><text:soft-page-break/>drwxr-sr-x 2 root team 4096 May 17 01:14 <text:span text:style-name="Strong_20_Emphasis">/srv/test</text:span></text:p>
      <text:list text:style-name="L33">
        <text:list-item>
          <text:p text:style-name="P36"/>
        </text:list-item>
      </text:list>
      <text:h text:style-name="Heading_20_2" text:outline-level="2">13.38 Step 38</text:h>
      <text:p text:style-name="Text_20_body">Verify that the setgid permission works by executing the following commands:</text:p>
      <text:p text:style-name="P2">touch /srv/test/labfile2.txt</text:p>
      <text:p text:style-name="P2">ls -l /srv/test/labfile2.txt</text:p>
      <text:p text:style-name="P2"><text:span text:style-name="Strong_20_Emphasis">root@localhost:~#</text:span> touch /srv/test/labfile2.txt</text:p>
      <text:p text:style-name="P2"><text:span text:style-name="Strong_20_Emphasis">root@localhost:~#</text:span> ls -l /srv/test/labfile2.txt</text:p>
      <text:p text:style-name="P2">-rw-r--r-- 1 root team 0 May 17 01:23 /srv/test/labfile2.txt</text:p>
      <text:p text:style-name="Text_20_body">Notice that this new file is group owned by the <text:span text:style-name="Source_20_Text">team</text:span> group, not the <text:span text:style-name="Source_20_Text">root</text:span> group.</text:p>
      <text:list text:style-name="L34">
        <text:list-item>
          <text:p text:style-name="P37"/>
        </text:list-item>
      </text:list>
      <text:h text:style-name="Heading_20_2" text:outline-level="2">13.39 Step 39</text:h>
      <text:p text:style-name="Text_20_body">In the next few steps, we will demonstrate the use of sticky bit directories. Start by creating a new directory by executing the following commands:</text:p>
      <text:p text:style-name="P2">mkdir /pub</text:p>
      <text:p text:style-name="P2">chmod 777 /pub</text:p>
      <text:p text:style-name="P2">ls -ld /pub</text:p>
      <text:p text:style-name="P2"><text:span text:style-name="Strong_20_Emphasis">root@localhost:~#</text:span> mkdir /pub</text:p>
      <text:p text:style-name="P2"><text:span text:style-name="Strong_20_Emphasis">root@localhost:~#</text:span> chmod 777 /pub</text:p>
      <text:p text:style-name="P2"><text:span text:style-name="Strong_20_Emphasis">root@localhost:~#</text:span> ls -ld /pub</text:p>
      <text:p text:style-name="P2">drwxrwxrwx 2 root root 4096 Apr 18 20:10 <text:span text:style-name="Source_20_Text">/pub</text:span></text:p>
      <text:list text:style-name="L35">
        <text:list-item>
          <text:p text:style-name="P38"/>
        </text:list-item>
      </text:list>
      <text:h text:style-name="Heading_20_2" text:outline-level="2">13.40 Step 40</text:h>
      <text:p text:style-name="Text_20_body">The permissions on this new directory will allow any user to create and delete files in the directory. To test this, first, create a file:</text:p>
      <text:p text:style-name="P2">touch /pub/mylabfile</text:p>
      <text:p text:style-name="P2">ls -l /pub</text:p>
      <text:p text:style-name="P2"><text:span text:style-name="Strong_20_Emphasis">root@localhost:~#</text:span> touch /pub/mylabfile</text:p>
      <text:p text:style-name="P2"><text:span text:style-name="Strong_20_Emphasis">root@localhost:~#</text:span> ls -l /pub</text:p>
      <text:p text:style-name="P2">total 0</text:p>
      <text:p text:style-name="P2">-rw-r--r-- 1 root root 0 May 17 01:28 mylabfile</text:p>
      <text:list text:style-name="L36">
        <text:list-item>
          <text:p text:style-name="P39"/>
        </text:list-item>
      </text:list>
      <text:h text:style-name="Heading_20_2" text:outline-level="2"><text:soft-page-break/>13.41 Step 41</text:h>
      <text:p text:style-name="Text_20_body">Execute the following command to switch back to the <text:span text:style-name="Source_20_Text">sysadmin</text:span> account:</text:p>
      <text:p text:style-name="P2">exit</text:p>
      <text:p text:style-name="P2"><text:span text:style-name="Strong_20_Emphasis">root@localhost:~#</text:span> exit</text:p>
      <text:p text:style-name="P2">logout</text:p>
      <text:p text:style-name="P2"><text:span text:style-name="Strong_20_Emphasis">sysadmin@localhost:~$</text:span></text:p>
      <text:list text:style-name="L37">
        <text:list-item>
          <text:p text:style-name="P40"/>
        </text:list-item>
      </text:list>
      <text:h text:style-name="Heading_20_2" text:outline-level="2">13.42 Step 42</text:h>
      <text:p text:style-name="Text_20_body">Execute the following command to delete the previously created file. When prompted with the message, <text:span text:style-name="Source_20_Text">rm: remove write-protected regular empty file `/pub/myfile'?</text:span>, type the <text:span text:style-name="Strong_20_Emphasis">Y</text:span> key and then press <text:span text:style-name="Strong_20_Emphasis">Enter</text:span>:</text:p>
      <text:p text:style-name="P2">rm /pub/mylabfile</text:p>
      <text:p text:style-name="P2"><text:span text:style-name="Strong_20_Emphasis">Y</text:span></text:p>
      <text:p text:style-name="P2"><text:span text:style-name="Strong_20_Emphasis">Enter</text:span></text:p>
      <text:p text:style-name="P2">ls -l /pub</text:p>
      <text:p text:style-name="P2"><text:span text:style-name="Strong_20_Emphasis">sysadmin@localhost:~$</text:span> rm /pub/mylabfile</text:p>
      <text:p text:style-name="P2">rm: remove write-protected regular empty file '/pub/myfile'? y</text:p>
      <text:p text:style-name="P2"><text:span text:style-name="Strong_20_Emphasis">sysadmin@localhost:~$</text:span> ls -l /pub</text:p>
      <text:p text:style-name="P2">total 0</text:p>
      <text:p text:style-name="Text_20_body">Notice that the <text:span text:style-name="Source_20_Text">sysadmin</text:span> user was able to delete a file owned by the <text:span text:style-name="Source_20_Text">root</text:span> user. This is because the <text:span text:style-name="Variable">write</text:span> permission of a directory grants the ability to add and delete files in a directory.</text:p>
      <text:list text:style-name="L38">
        <text:list-item>
          <text:p text:style-name="P41"/>
        </text:list-item>
      </text:list>
      <text:h text:style-name="Heading_20_2" text:outline-level="2">13.43 Step 43</text:h>
      <text:p text:style-name="Text_20_body">Execute the following command to switch to the <text:span text:style-name="Source_20_Text">root</text:span> account. When prompted, provide the <text:span text:style-name="Source_20_Text">root</text:span> password:</text:p>
      <text:p text:style-name="P2">su – root</text:p>
      <text:p text:style-name="P2">netlab123</text:p>
      <text:p text:style-name="P2"><text:span text:style-name="Strong_20_Emphasis">sysadmin@localhost:~$</text:span> su - root</text:p>
      <text:p text:style-name="P2">Password:</text:p>
      <text:p text:style-name="P2"><text:span text:style-name="Strong_20_Emphasis">root@localhost:~#</text:span></text:p>
      <text:list text:style-name="L39">
        <text:list-item>
          <text:p text:style-name="P42"/>
        </text:list-item>
      </text:list>
      <text:h text:style-name="Heading_20_2" text:outline-level="2"><text:soft-page-break/>13.44 Step 44</text:h>
      <text:p text:style-name="Text_20_body">Add the sticky bit permission to the <text:span text:style-name="Source_20_Text">/pub</text:span> directory so users can only delete the files that they own in this directory, then verify the permissions with the following commands:</text:p>
      <text:p text:style-name="P2">chmod o+t /pub</text:p>
      <text:p text:style-name="P2">ls -ld /pub</text:p>
      <text:p text:style-name="P2"><text:span text:style-name="Strong_20_Emphasis">root@localhost:~#</text:span> chmod o+t /pub</text:p>
      <text:p text:style-name="P2"><text:span text:style-name="Strong_20_Emphasis">root@localhost:~#</text:span> ls -ld /pub</text:p>
      <text:p text:style-name="P2">drwxrwxrwt 2 root root 4096 Apr 18 20:12 <text:span text:style-name="Source_20_Text">/pub</text:span></text:p>
      <text:list text:style-name="L40">
        <text:list-item>
          <text:p text:style-name="P43"/>
        </text:list-item>
      </text:list>
      <text:h text:style-name="Heading_20_2" text:outline-level="2">13.45 Step 45</text:h>
      <text:p text:style-name="Text_20_body">Again, create a file called <text:span text:style-name="Source_20_Text">mylabfile</text:span> in this directory that can be used to test the new permission set:</text:p>
      <text:p text:style-name="P2">touch /pub/mylabfile</text:p>
      <text:p text:style-name="P2">ls -l /pub</text:p>
      <text:p text:style-name="P2"><text:span text:style-name="Strong_20_Emphasis">root@localhost:~#</text:span> touch /pub/mylabfile</text:p>
      <text:p text:style-name="P2"><text:span text:style-name="Strong_20_Emphasis">root@localhost:~#</text:span> ls -l /pub</text:p>
      <text:p text:style-name="P2">total 0</text:p>
      <text:p text:style-name="P2">-rw-r--r-- 1 root root 0 May 17 02:22 mylabfile</text:p>
      <text:list text:style-name="L41">
        <text:list-item>
          <text:p text:style-name="P44"/>
        </text:list-item>
      </text:list>
      <text:h text:style-name="Heading_20_2" text:outline-level="2">13.46 Step 46</text:h>
      <text:p text:style-name="Text_20_body">Execute the following command to switch back to the <text:span text:style-name="Source_20_Text">sysadmin</text:span> account:</text:p>
      <text:p text:style-name="P2">exit</text:p>
      <text:p text:style-name="P2"><text:span text:style-name="Strong_20_Emphasis">root@localhost:~#</text:span> exit</text:p>
      <text:p text:style-name="P2">logout</text:p>
      <text:p text:style-name="P2"><text:span text:style-name="Strong_20_Emphasis">sysadmin@localhost:~$</text:span></text:p>
      <text:list text:style-name="L42">
        <text:list-item>
          <text:p text:style-name="P45"/>
        </text:list-item>
      </text:list>
      <text:h text:style-name="Heading_20_2" text:outline-level="2">13.47 Step 47</text:h>
      <text:p text:style-name="Text_20_body">Execute the following commands to attempt to delete the previously created file. When prompted with the message, <text:span text:style-name="Source_20_Text">rm: remove write-protected regular empty file `/pub/myfile'?</text:span>, type the <text:span text:style-name="Strong_20_Emphasis">Y</text:span> key and then press <text:span text:style-name="Strong_20_Emphasis">Enter</text:span>:</text:p>
      <text:p text:style-name="P2">rm /pub/mylabfile</text:p>
      <text:p text:style-name="P2"><text:span text:style-name="Strong_20_Emphasis">Y</text:span></text:p>
      <text:p text:style-name="P2"><text:span text:style-name="Strong_20_Emphasis">Enter</text:span></text:p>
      <text:p text:style-name="P2"><text:soft-page-break/>ls -l /pub</text:p>
      <text:p text:style-name="P2"><text:span text:style-name="Strong_20_Emphasis">sysadmin@localhost:~$</text:span> rm /pub/mylabfile</text:p>
      <text:p text:style-name="P2">rm: remove write-protected regular empty file '/pub/mylabfile'? y</text:p>
      <text:p text:style-name="P2">rm: cannot remove '/pub/mylabfile': Operation not permitted</text:p>
      <text:p text:style-name="P2"><text:span text:style-name="Strong_20_Emphasis">sysadmin@localhost:~$</text:span> ls -l /pub</text:p>
      <text:p text:style-name="P2">total 0</text:p>
      <text:p text:style-name="P2">-rw-r--r-- 1 root root 0 Apr 18 20:16 myfile</text:p>
      <text:p text:style-name="Text_20_body">Notice that this time, the <text:span text:style-name="Source_20_Text">sysadmin</text:span> user was not able to delete the <text:span text:style-name="Source_20_Text">mylabfile</text:span> file.</text:p>
      <text:list text:style-name="L43">
        <text:list-item>
          <text:p text:style-name="P46"/>
        </text:list-item>
      </text:list>
      <text:h text:style-name="Heading_20_2" text:outline-level="2">13.48 Step 48</text:h>
      <text:p text:style-name="Text_20_body">In the next few steps, we will demonstrate the use of the <text:span text:style-name="Source_20_Text">umask</text:span> command. Start by creating a file called <text:span text:style-name="Source_20_Text">mysample.txt</text:span> and viewing its permissions by executing the following commands:</text:p>
      <text:p text:style-name="P2">touch mysample.txt</text:p>
      <text:p text:style-name="P2">ls -l mysample.txt</text:p>
      <text:p text:style-name="P2"><text:span text:style-name="Strong_20_Emphasis">sysadmin@localhost:~$</text:span> touch mysamplefile.txt</text:p>
      <text:p text:style-name="P2"><text:span text:style-name="Strong_20_Emphasis">sysadmin@localhost:~$</text:span> ls -l mysamplefile.txt</text:p>
      <text:p text:style-name="P2">-rw-rw-r-- 1 sysadmin sysadmin 0 May 17 02:30 mysamplefile.txt</text:p>
      <text:p text:style-name="Text_20_body">Note that the default permissions of the <text:span text:style-name="Source_20_Text">mysample.txt</text:span> file are <text:span text:style-name="Source_20_Text">rw-rw-r--</text:span>. This is the result of the umask value of <text:span text:style-name="Source_20_Text">002</text:span>. The umask is an octal value based upon the same values as the ones used for setting permissions earlier in the lab except that for permissions, you add together the values for the user, the group, and others. However, the umask octal value is used to specify permissions to be <text:span text:style-name="Variable">removed</text:span>.</text:p>
      <table:table table:name="Table3" table:style-name="Table3">
        <table:table-column table:style-name="Table3.A"/>
        <table:table-column table:style-name="Table3.B"/>
        <table:table-row>
          <table:table-cell table:style-name="Table3.A1" office:value-type="string">
            <text:p text:style-name="Table_20_Contents">4</text:p>
          </table:table-cell>
          <table:table-cell table:style-name="Table3.A1" office:value-type="string">
            <text:p text:style-name="Table_20_Contents">read</text:p>
          </table:table-cell>
        </table:table-row>
        <table:table-row>
          <table:table-cell table:style-name="Table3.A1" office:value-type="string">
            <text:p text:style-name="Table_20_Contents">2</text:p>
          </table:table-cell>
          <table:table-cell table:style-name="Table3.A1" office:value-type="string">
            <text:p text:style-name="Table_20_Contents">write</text:p>
          </table:table-cell>
        </table:table-row>
        <table:table-row>
          <table:table-cell table:style-name="Table3.A1" office:value-type="string">
            <text:p text:style-name="Table_20_Contents">1</text:p>
          </table:table-cell>
          <table:table-cell table:style-name="Table3.A1" office:value-type="string">
            <text:p text:style-name="Table_20_Contents">execute</text:p>
          </table:table-cell>
        </table:table-row>
        <table:table-row>
          <table:table-cell table:style-name="Table3.A1" office:value-type="string">
            <text:p text:style-name="Table_20_Contents">0</text:p>
          </table:table-cell>
          <table:table-cell table:style-name="Table3.A1" office:value-type="string">
            <text:p text:style-name="Table_20_Contents">none</text:p>
          </table:table-cell>
        </table:table-row>
      </table:table>
      <text:p text:style-name="Text_20_body">Execute the following command to see the current umask setting:</text:p>
      <text:p text:style-name="P2">umask</text:p>
      <text:p text:style-name="P2"><text:span text:style-name="Strong_20_Emphasis">sysadmin@localhost:~$</text:span> umask</text:p>
      <text:p text:style-name="P2">0002</text:p>
      <text:p text:style-name="Text_20_body">It may be confusing that there is a fourth value in the output of the previous <text:span text:style-name="Source_20_Text">umask</text:span> command. This is because there are technically four sets of permissions: user owner, group owner, others, and special permissions (the first <text:span text:style-name="Source_20_Text">0</text:span> in the output above). Since special permissions are never set by default, the initial 0 is not necessary when setting the umask value. As a result, this extra value will be largely ignored during this lab.</text:p>
      <text:list text:style-name="L44">
        <text:list-item>
          <text:p text:style-name="P47"/>
        </text:list-item>
      </text:list>
      <text:h text:style-name="Heading_20_2" text:outline-level="2"><text:soft-page-break/>13.49 Step 49</text:h>
      <text:p text:style-name="Text_20_body">To set a umask value for new files that would result in default permissions for the owner, remove write permissions for the group owner and remove all permissions from others, the umask value would be <text:span text:style-name="Source_20_Text">026</text:span>:</text:p>
      <table:table table:name="Table4" table:style-name="Table4">
        <table:table-column table:style-name="Table4.A"/>
        <table:table-column table:style-name="Table4.B"/>
        <table:table-column table:style-name="Table4.C"/>
        <table:table-row>
          <table:table-cell table:style-name="Table4.A1" office:value-type="string">
            <text:p text:style-name="Table_20_Contents">File Default</text:p>
          </table:table-cell>
          <table:table-cell table:style-name="Table4.A1" office:value-type="string">
            <text:p text:style-name="Table_20_Contents"><text:span text:style-name="Source_20_Text">666</text:span></text:p>
          </table:table-cell>
          <table:table-cell table:style-name="Table4.A1" office:value-type="string">
            <text:p text:style-name="Table_20_Contents"><text:span text:style-name="Source_20_Text">rw-rw-rw-</text:span></text:p>
          </table:table-cell>
        </table:table-row>
        <table:table-row>
          <table:table-cell table:style-name="Table4.A1" office:value-type="string">
            <text:p text:style-name="Table_20_Contents">Umask</text:p>
          </table:table-cell>
          <table:table-cell table:style-name="Table4.A1" office:value-type="string">
            <text:p text:style-name="Table_20_Contents"><text:span text:style-name="Source_20_Text">-026</text:span></text:p>
          </table:table-cell>
          <table:table-cell table:style-name="Table4.A1" office:value-type="string">
            <text:p text:style-name="Table_20_Contents"><text:span text:style-name="Source_20_Text">----w-rw-</text:span></text:p>
          </table:table-cell>
        </table:table-row>
        <table:table-row>
          <table:table-cell table:style-name="Table4.A1" office:value-type="string">
            <text:p text:style-name="Table_20_Contents">Result</text:p>
          </table:table-cell>
          <table:table-cell table:style-name="Table4.A1" office:value-type="string">
            <text:p text:style-name="Table_20_Contents"><text:span text:style-name="Source_20_Text">640</text:span></text:p>
          </table:table-cell>
          <table:table-cell table:style-name="Table4.A1" office:value-type="string">
            <text:p text:style-name="Table_20_Contents"><text:span text:style-name="Source_20_Text">rw-r-----</text:span></text:p>
          </table:table-cell>
        </table:table-row>
      </table:table>
      <text:p text:style-name="Text_20_body">Execute the following commands to change the umask setting to <text:span text:style-name="Source_20_Text">026</text:span> and verify that new files now have a permission set of <text:span text:style-name="Source_20_Text">rw-r-----</text:span>:</text:p>
      <text:p text:style-name="P2">umask 026</text:p>
      <text:p text:style-name="P2">touch mytestfile.txt</text:p>
      <text:p text:style-name="P2">ls -l mytestfile.txt</text:p>
      <text:p text:style-name="P2"><text:span text:style-name="Strong_20_Emphasis">sysadmin@localhost:~$</text:span> umask 026</text:p>
      <text:p text:style-name="P2"><text:span text:style-name="Strong_20_Emphasis">sysadmin@localhost:~$</text:span> touch mytestfile.txt</text:p>
      <text:p text:style-name="P2"><text:span text:style-name="Strong_20_Emphasis">sysadmin@localhost:~$</text:span> ls -l mytestfile.txt</text:p>
      <text:p text:style-name="P2">-rw-r----- 1 sysadmin sysadmin 0 May 17 02:41 mytestfile.txt</text:p>
      <table:table table:name="Table5" table:style-name="Table5">
        <table:table-column table:style-name="Table5.A"/>
        <table:table-column table:style-name="Table5.B"/>
        <table:table-column table:style-name="Table5.C"/>
        <table:table-row>
          <table:table-cell table:style-name="Table5.A1" office:value-type="string">
            <text:p text:style-name="Table_20_Contents">File Default</text:p>
          </table:table-cell>
          <table:table-cell table:style-name="Table5.A1" office:value-type="string">
            <text:p text:style-name="Table_20_Contents"><text:span text:style-name="Source_20_Text">666</text:span></text:p>
          </table:table-cell>
          <table:table-cell table:style-name="Table5.A1" office:value-type="string">
            <text:p text:style-name="Table_20_Contents"><text:span text:style-name="Source_20_Text">rw-rw-rw-</text:span></text:p>
          </table:table-cell>
        </table:table-row>
        <table:table-row>
          <table:table-cell table:style-name="Table5.A1" office:value-type="string">
            <text:p text:style-name="Table_20_Contents">Umask</text:p>
          </table:table-cell>
          <table:table-cell table:style-name="Table5.A1" office:value-type="string">
            <text:p text:style-name="Table_20_Contents"><text:span text:style-name="Source_20_Text">-027</text:span></text:p>
          </table:table-cell>
          <table:table-cell table:style-name="Table5.A1" office:value-type="string">
            <text:p text:style-name="Table_20_Contents"><text:span text:style-name="Source_20_Text">----w-rw-</text:span></text:p>
          </table:table-cell>
        </table:table-row>
        <table:table-row>
          <table:table-cell table:style-name="Table5.A1" office:value-type="string">
            <text:p text:style-name="Table_20_Contents">Result</text:p>
          </table:table-cell>
          <table:table-cell table:style-name="Table5.A1" office:value-type="string">
            <text:p text:style-name="Table_20_Contents"><text:span text:style-name="Source_20_Text">640</text:span></text:p>
          </table:table-cell>
          <table:table-cell table:style-name="Table5.A1" office:value-type="string">
            <text:p text:style-name="Table_20_Contents"><text:span text:style-name="Source_20_Text">rw-r-----</text:span></text:p>
          </table:table-cell>
        </table:table-row>
      </table:table>
      <text:p text:style-name="Text_20_body">Remember that a umask value only affects new files and directories. Any existing file will never be affected by the umask value.</text:p>
      <text:p text:style-name="Text_20_body">The umask value is designed to make it easy for you to specify default permissions for new files and directories. By choosing a good umask value, you save yourself a lot of effort in the future since you won't have to change permissions on new files and directories very often.</text:p>
      <text:list text:style-name="L45">
        <text:list-item>
          <text:p text:style-name="P48"/>
        </text:list-item>
      </text:list>
      <text:h text:style-name="Heading_20_2" text:outline-level="2">13.50 Step 50</text:h>
      <text:p text:style-name="Text_20_body">Execute the following commands to create a new directory called <text:span text:style-name="Source_20_Text">mydir1</text:span> and verify that the umask value of <text:span text:style-name="Source_20_Text">027</text:span> results in permissions for new directories of <text:span text:style-name="Source_20_Text">rwxr-x---</text:span>:</text:p>
      <text:p text:style-name="P2">mkdir mydir1</text:p>
      <text:p text:style-name="P2">ls -ld mydir1</text:p>
      <text:p text:style-name="P2"><text:span text:style-name="Strong_20_Emphasis">sysadmin@localhost:~$</text:span> mkdir mydir1</text:p>
      <text:p text:style-name="P2"><text:span text:style-name="Strong_20_Emphasis">sysadmin@localhost:~$</text:span> ls -ld mydir1</text:p>
      <text:p text:style-name="P2">drwxr-x--- 2 sysadmin sysadmin 4096 Apr 18 20:24 <text:span text:style-name="Strong_20_Emphasis">mydir1</text:span></text:p>
      <table:table table:name="Table6" table:style-name="Table6">
        <table:table-column table:style-name="Table6.A"/>
        <table:table-column table:style-name="Table6.B"/>
        <table:table-column table:style-name="Table6.C"/>
        <table:table-row>
          <table:table-cell table:style-name="Table6.A1" office:value-type="string">
            <text:p text:style-name="Table_20_Contents">Directory Default</text:p>
          </table:table-cell>
          <table:table-cell table:style-name="Table6.A1" office:value-type="string">
            <text:p text:style-name="Table_20_Contents"><text:span text:style-name="Source_20_Text">777</text:span></text:p>
          </table:table-cell>
          <table:table-cell table:style-name="Table6.A1" office:value-type="string">
            <text:p text:style-name="Table_20_Contents"><text:span text:style-name="Source_20_Text">rwxrwxrwx</text:span></text:p>
          </table:table-cell>
        </table:table-row>
        <table:table-row>
          <table:table-cell table:style-name="Table6.A1" office:value-type="string">
            <text:p text:style-name="Table_20_Contents">Umask</text:p>
          </table:table-cell>
          <table:table-cell table:style-name="Table6.A1" office:value-type="string">
            <text:p text:style-name="Table_20_Contents"><text:span text:style-name="Source_20_Text">-027</text:span></text:p>
          </table:table-cell>
          <table:table-cell table:style-name="Table6.A1" office:value-type="string">
            <text:p text:style-name="Table_20_Contents"><text:span text:style-name="Source_20_Text">----w-rwx</text:span></text:p>
          </table:table-cell>
        </table:table-row>
        <table:table-row>
          <table:table-cell table:style-name="Table6.A1" office:value-type="string">
            <text:p text:style-name="Table_20_Contents">Result</text:p>
          </table:table-cell>
          <table:table-cell table:style-name="Table6.A1" office:value-type="string">
            <text:p text:style-name="Table_20_Contents"><text:span text:style-name="Source_20_Text">750</text:span></text:p>
          </table:table-cell>
          <table:table-cell table:style-name="Table6.A1" office:value-type="string">
            <text:p text:style-name="Table_20_Contents"><text:span text:style-name="Source_20_Text">rwxr-x---</text:span></text:p>
          </table:table-cell>
        </table:table-row>
      </table:table>
      <text:list text:style-name="L46">
        <text:list-item>
          <text:p text:style-name="P49"/>
        </text:list-item>
      </text:list>
      <text:h text:style-name="Heading_20_2" text:outline-level="2"><text:soft-page-break/>13.51 Step 51</text:h>
      <text:p text:style-name="Text_20_body">Execute the following commands to change the umask to <text:span text:style-name="Source_20_Text">002</text:span> and verify that this results in all new directories having the permission set of <text:span text:style-name="Source_20_Text">rwxrwxr-x</text:span>:</text:p>
      <text:p text:style-name="P2">umask 002</text:p>
      <text:p text:style-name="P2">mkdir mydir2</text:p>
      <text:p text:style-name="P2">ls -ld mydir2</text:p>
      <text:p text:style-name="P2"><text:span text:style-name="Strong_20_Emphasis">sysadmin@localhost:~$</text:span> umask 002</text:p>
      <text:p text:style-name="P2"><text:span text:style-name="Strong_20_Emphasis">sysadmin@localhost:~$</text:span> mkdir mydir2</text:p>
      <text:p text:style-name="P2"><text:span text:style-name="Strong_20_Emphasis">sysadmin@localhost:~$</text:span> ls -ld mydir2</text:p>
      <text:p text:style-name="P2">drwxrwxr-x 2 sysadmin sysadmin 4096 Apr 18 20:25 <text:span text:style-name="Strong_20_Emphasis">mydir2</text:span></text:p>
      <text:p text:style-name="Text_20_body">Recall that umask values, when set in the shell, are not permanent. To make a umask that will apply to every shell that you open, add the umask command line to your <text:span text:style-name="Source_20_Text">~/.bashrc</text:span> file.</text:p>
      <text:list text:style-name="L47">
        <text:list-item>
          <text:p text:style-name="P50"/>
        </text:list-item>
      </text:list>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2" style:display-name="Heading 2" style:family="paragraph" style:parent-style-name="Heading" style:next-style-name="Text_20_body" style:default-outline-level="2" style:list-style-name="" style:class="chapter">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Variable"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6-18T00:49:10.248667391</meta:creation-date>
    <dc:date>2025-06-18T01:08:50.228354882</dc:date>
    <meta:editing-duration>PT9M21S</meta:editing-duration>
    <meta:editing-cycles>1</meta:editing-cycles>
    <meta:document-statistic meta:table-count="6" meta:image-count="0" meta:object-count="0" meta:page-count="17" meta:paragraph-count="493" meta:word-count="3216" meta:character-count="19867" meta:non-whitespace-character-count="17086"/>
    <meta:generator>LibreOffice/25.2.3.2$Linux_X86_64 LibreOffice_project/520$Build-2</meta:generator>
  </office:meta>
</office:document-meta>
</file>